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line-through-style="none"/>
    </style:style>
    <style:style style:name="P2" style:family="paragraph" style:parent-style-name="Standard" style:list-style-name="L7">
      <style:text-properties fo:color="#008000" fo:font-size="10pt" fo:language="zxx" fo:country="none" style:font-size-asian="10pt" style:font-size-complex="10pt"/>
    </style:style>
    <style:style style:name="P3" style:family="paragraph" style:parent-style-name="Text_20_body" style:list-style-name="L1">
      <style:text-properties style:text-line-through-style="none"/>
    </style:style>
    <style:style style:name="P4" style:family="paragraph" style:parent-style-name="Text_20_body" style:list-style-name="L2">
      <style:text-properties style:text-line-through-style="none"/>
    </style:style>
    <style:style style:name="P5" style:family="paragraph" style:parent-style-name="Text_20_body" style:list-style-name="L6">
      <style:text-properties style:text-line-through-style="non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lementation</text:h>
      <text:p text:style-name="Text_20_body">Body über Proxy</text:p>
      <text:p text:style-name="P1">Comet-Server</text:p>
      <text:list xml:id="list42493470" text:style-name="L1">
        <text:list-item>
          <text:p text:style-name="P3">Datenmodel</text:p>
        </text:list-item>
        <text:list-item>
          <text:p text:style-name="P3">C++ Language Bindings</text:p>
        </text:list-item>
      </text:list>
      <text:p text:style-name="P1"><text:tab/></text:p>
      <text:p text:style-name="P1">Comet-Client</text:p>
      <text:list xml:id="list42471634" text:style-name="L2">
        <text:list-item>
          <text:p text:style-name="P4">Interface</text:p>
        </text:list-item>
        <text:list-item>
          <text:p text:style-name="P4">Cache</text:p>
        </text:list-item>
      </text:list>
      <text:p text:style-name="Text_20_body">Routing</text:p>
      <text:p text:style-name="Text_20_body">Server Configuration</text:p>
      <text:p text:style-name="Text_20_body">Logging</text:p>
      <text:list xml:id="list42494643" text:style-name="L3">
        <text:list-item>
          <text:p text:style-name="P6">Daten für Fehleranalyse (kein Debugging)</text:p>
          <text:list>
            <text:list-item>
              <text:p text:style-name="P6">Fehlermeldung</text:p>
            </text:list-item>
            <text:list-item>
              <text:p text:style-name="P6">Kontext</text:p>
            </text:list-item>
          </text:list>
        </text:list-item>
        <text:list-item>
          <text:p text:style-name="P6">Daten für Performanzeanalyse</text:p>
          <text:list>
            <text:list-item>
              <text:p text:style-name="P6">requests</text:p>
            </text:list-item>
            <text:list-item>
              <text:p text:style-name="P6">responses</text:p>
            </text:list-item>
            <text:list-item>
              <text:p text:style-name="P6">Verbindungsaufbau/abbruch</text:p>
            </text:list-item>
            <text:list-item>
              <text:p text:style-name="P6">Zeiten</text:p>
            </text:list-item>
          </text:list>
        </text:list-item>
        <text:list-item>
          <text:p text:style-name="P6">Auffindbarkeit</text:p>
          <text:list>
            <text:list-item>
              <text:p text:style-name="P6">datum</text:p>
            </text:list-item>
            <text:list-item>
              <text:p text:style-name="P6">Uhrzeit</text:p>
            </text:list-item>
            <text:list-item>
              <text:p text:style-name="P6">IP-Addressen</text:p>
            </text:list-item>
          </text:list>
        </text:list-item>
      </text:list>
      <text:list xml:id="list42464778" text:style-name="L4">
        <text:list-item>
          <text:p text:style-name="P7">Files</text:p>
        </text:list-item>
        <text:list-item>
          <text:p text:style-name="P7">binary-log</text:p>
        </text:list-item>
        <text:list-item>
          <text:p text:style-name="P7">Trafic</text:p>
        </text:list-item>
      </text:list>
      <text:p text:style-name="Text_20_body">Request Header Parsen</text:p>
      <text:list xml:id="list42488908" text:style-name="L5">
        <text:list-item>
          <text:p text:style-name="P8">Fehlerhafte header</text:p>
          <text:list>
            <text:list-item>
              <text:p text:style-name="P8">Verify request uri</text:p>
            </text:list-item>
          </text:list>
        </text:list-item>
      </text:list>
      <text:p text:style-name="Text_20_body">Proxy-Connector</text:p>
      <text:list xml:id="list42473255" text:style-name="L6">
        <text:list-item>
          <text:p text:style-name="P5">Stress-Test</text:p>
        </text:list-item>
      </text:list>
      <text:p text:style-name="Text_20_body">Error Response</text:p>
      <text:list xml:id="list42490466" text:style-name="L7">
        <text:list-item>
          <text:p text:style-name="P2">HTTP Version (505 HTTP Version Not Supported) for major versions != 1</text:p>
          <text:p text:style-name="P2"/>
        </text:list-item>
      </text:list>
      <text:p text:style-name="Text_20_body"><text:soft-page-break/>File Response implementation</text:p>
      <text:p text:style-name="Text_20_body">Ipv6</text:p>
      <text:h text:style-name="Heading_20_1" text:outline-level="1">Bugs</text:h>
      <text:p text:style-name="Text_20_body">Es fehlen Tests, die belegen, dass bei Communiation über Proxy, Timeouts mit dem Client anständig gehandhabt werden.</text:p>
      <text:p text:style-name="Text_20_body">JSON Parser kann nicht mit utf8 != ascii um</text:p>
      <text:p text:style-name="Text_20_body">json::delta() arbeite ohne Heuristik</text:p>
      <text:p text:style-name="Text_20_body">Fehlermeldung bei HEAD request enthält wohl einen body.</text:p>
      <text:p text:style-name="Text_20_body">Wenn eine Request einen chunked body enthält, so kann es vorkommen, dass der Proxy über das Ende des bodies Teile des nächsten requests ließt (Request_body noch nicht implementier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10-01T22:49:24.55</dc:date>
    <dc:creator>Torsten Robitzki</dc:creator>
    <meta:editing-duration>PT167H10M00S</meta:editing-duration>
    <meta:editing-cycles>57</meta:editing-cycles>
    <meta:generator>OpenOffice.org/3.0$Win32 OpenOffice.org_project/300m15$Build-9379</meta:generator>
    <meta:document-statistic meta:table-count="0" meta:image-count="0" meta:object-count="0" meta:page-count="2" meta:paragraph-count="42" meta:word-count="157" meta:character-count="991"/>
    <meta:user-defined meta:name="Info 1"/>
    <meta:user-defined meta:name="Info 2"/>
    <meta:user-defined meta:name="Info 3"/>
    <meta:user-defined meta:name="Info 4"/>
  </office:meta>
</office:document-meta>
</file>